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719A" style:repeat-content="false"/>
      <style:paragraph-properties fo:text-align="center"/>
      <style:text-properties fo:color="#FFFFFF" style:font-name="Liberation Serif" style:font-name-asian="Liberation Serif" style:font-name-complex="Liberation Seri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13.8641666666667cm"/>
    </style:style>
    <style:style style:name="co7" style:family="table-column">
      <style:table-column-properties fo:break-before="auto" style:column-width="7.75229166666667cm"/>
    </style:style>
    <style:style style:name="co8" style:family="table-column">
      <style:table-column-properties fo:break-before="auto" style:column-width="7.01145833333333cm" style:use-optimal-column-width="true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Plan</text:p>
          </table:table-cell>
          <table:table-cell office:value-type="string" table:style-name="ce2">
            <text:p>Periodo</text:p>
          </table:table-cell>
          <table:table-cell office:value-type="string" table:style-name="ce2">
            <text:p>Documento de Identidad</text:p>
          </table:table-cell>
          <table:table-cell office:value-type="string" table:style-name="ce2">
            <text:p>Codigo</text:p>
          </table:table-cell>
          <table:table-cell office:value-type="string" table:style-name="ce2">
            <text:p>Programa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Correo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020" table:style-name="ce3">
            <text:p>1020</text:p>
          </table:table-cell>
          <table:table-cell office:value-type="string" table:style-name="ce3">
            <text:p>2024-03</text:p>
          </table:table-cell>
          <table:table-cell office:value-type="float" office:value="1053775555" table:style-name="ce3">
            <text:p>1053775555</text:p>
          </table:table-cell>
          <table:table-cell office:value-type="float" office:value="10202300194" table:style-name="ce3">
            <text:p>10202300194</text:p>
          </table:table-cell>
          <table:table-cell office:value-type="string" table:style-name="ce3">
            <text:p>INGENIERIA DE SISTEMAS</text:p>
          </table:table-cell>
          <table:table-cell office:value-type="string" table:style-name="ce3">
            <text:p>VELEZ ORJUELA NATALIA</text:p>
          </table:table-cell>
          <table:table-cell office:value-type="string" table:style-name="ce3">
            <text:p>natalia.velezo@autonoma.edu.co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020" table:style-name="ce3">
            <text:p>1020</text:p>
          </table:table-cell>
          <table:table-cell office:value-type="string" table:style-name="ce3">
            <text:p>2024-03</text:p>
          </table:table-cell>
          <table:table-cell office:value-type="float" office:value="1086578206" table:style-name="ce3">
            <text:p>1086578206</text:p>
          </table:table-cell>
          <table:table-cell office:value-type="float" office:value="10202400234" table:style-name="ce3">
            <text:p>10202400234</text:p>
          </table:table-cell>
          <table:table-cell office:value-type="string" table:style-name="ce3">
            <text:p>INGENIERIA DE SISTEMAS</text:p>
          </table:table-cell>
          <table:table-cell office:value-type="string" table:style-name="ce3">
            <text:p>TARAPUES VALLEJO FELIPE ALEJANDRO</text:p>
          </table:table-cell>
          <table:table-cell office:value-type="string" table:style-name="ce3">
            <text:p>felipea.tarapuesv@autonoma.edu.co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020" table:style-name="ce3">
            <text:p>1020</text:p>
          </table:table-cell>
          <table:table-cell office:value-type="string" table:style-name="ce3">
            <text:p>2024-03</text:p>
          </table:table-cell>
          <table:table-cell office:value-type="float" office:value="1055753013" table:style-name="ce3">
            <text:p>1055753013</text:p>
          </table:table-cell>
          <table:table-cell office:value-type="float" office:value="10202350224" table:style-name="ce3">
            <text:p>10202350224</text:p>
          </table:table-cell>
          <table:table-cell office:value-type="string" table:style-name="ce3">
            <text:p>INGENIERIA DE SISTEMAS</text:p>
          </table:table-cell>
          <table:table-cell office:value-type="string" table:style-name="ce3">
            <text:p>SALAZAR RUANO SEBASTIAN</text:p>
          </table:table-cell>
          <table:table-cell office:value-type="string" table:style-name="ce3">
            <text:p>sebastian.salazarr@autonoma.edu.co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020" table:style-name="ce3">
            <text:p>1020</text:p>
          </table:table-cell>
          <table:table-cell office:value-type="string" table:style-name="ce3">
            <text:p>2024-03</text:p>
          </table:table-cell>
          <table:table-cell office:value-type="float" office:value="1054398670" table:style-name="ce3">
            <text:p>1054398670</text:p>
          </table:table-cell>
          <table:table-cell office:value-type="float" office:value="10202350222" table:style-name="ce3">
            <text:p>10202350222</text:p>
          </table:table-cell>
          <table:table-cell office:value-type="string" table:style-name="ce3">
            <text:p>INGENIERIA DE SISTEMAS</text:p>
          </table:table-cell>
          <table:table-cell office:value-type="string" table:style-name="ce3">
            <text:p>PULGARIN ZULUAGA JUAN CAMILO</text:p>
          </table:table-cell>
          <table:table-cell office:value-type="string" table:style-name="ce3">
            <text:p>juanc.pulgarinz@autonoma.edu.co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20" table:style-name="ce3">
            <text:p>1020</text:p>
          </table:table-cell>
          <table:table-cell office:value-type="string" table:style-name="ce3">
            <text:p>2024-03</text:p>
          </table:table-cell>
          <table:table-cell office:value-type="float" office:value="1092851902" table:style-name="ce3">
            <text:p>1092851902</text:p>
          </table:table-cell>
          <table:table-cell office:value-type="float" office:value="10202300190" table:style-name="ce3">
            <text:p>10202300190</text:p>
          </table:table-cell>
          <table:table-cell office:value-type="string" table:style-name="ce3">
            <text:p>INGENIERIA DE SISTEMAS</text:p>
          </table:table-cell>
          <table:table-cell office:value-type="string" table:style-name="ce3">
            <text:p>PARDO AGUILAR MARTIN</text:p>
          </table:table-cell>
          <table:table-cell office:value-type="string" table:style-name="ce3">
            <text:p>martin.pardoa@autonoma.edu.co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020" table:style-name="ce3">
            <text:p>1020</text:p>
          </table:table-cell>
          <table:table-cell office:value-type="string" table:style-name="ce3">
            <text:p>2024-03</text:p>
          </table:table-cell>
          <table:table-cell office:value-type="float" office:value="1002592707" table:style-name="ce3">
            <text:p>1002592707</text:p>
          </table:table-cell>
          <table:table-cell office:value-type="float" office:value="10202200142" table:style-name="ce3">
            <text:p>10202200142</text:p>
          </table:table-cell>
          <table:table-cell office:value-type="string" table:style-name="ce3">
            <text:p>INGENIERIA DE SISTEMAS</text:p>
          </table:table-cell>
          <table:table-cell office:value-type="string" table:style-name="ce3">
            <text:p>OSORIO VALENCIA PABLO</text:p>
          </table:table-cell>
          <table:table-cell office:value-type="string" table:style-name="ce3">
            <text:p>pablo.osoriov@autonoma.edu.co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020" table:style-name="ce3">
            <text:p>1020</text:p>
          </table:table-cell>
          <table:table-cell office:value-type="string" table:style-name="ce3">
            <text:p>2024-03</text:p>
          </table:table-cell>
          <table:table-cell office:value-type="float" office:value="1002590841" table:style-name="ce3">
            <text:p>1002590841</text:p>
          </table:table-cell>
          <table:table-cell office:value-type="float" office:value="10202200146" table:style-name="ce3">
            <text:p>10202200146</text:p>
          </table:table-cell>
          <table:table-cell office:value-type="string" table:style-name="ce3">
            <text:p>INGENIERIA DE SISTEMAS</text:p>
          </table:table-cell>
          <table:table-cell office:value-type="string" table:style-name="ce3">
            <text:p>MONTOYA OCAMPO ANDRES</text:p>
          </table:table-cell>
          <table:table-cell office:value-type="string" table:style-name="ce3">
            <text:p>andres.montoyao@autonoma.edu.co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020" table:style-name="ce3">
            <text:p>1020</text:p>
          </table:table-cell>
          <table:table-cell office:value-type="string" table:style-name="ce3">
            <text:p>2024-03</text:p>
          </table:table-cell>
          <table:table-cell office:value-type="float" office:value="1054857310" table:style-name="ce3">
            <text:p>1054857310</text:p>
          </table:table-cell>
          <table:table-cell office:value-type="float" office:value="10202300179" table:style-name="ce3">
            <text:p>10202300179</text:p>
          </table:table-cell>
          <table:table-cell office:value-type="string" table:style-name="ce3">
            <text:p>INGENIERIA DE SISTEMAS</text:p>
          </table:table-cell>
          <table:table-cell office:value-type="string" table:style-name="ce3">
            <text:p>GALLEGO MORALES LUIS CARLOS</text:p>
          </table:table-cell>
          <table:table-cell office:value-type="string" table:style-name="ce3">
            <text:p>luisc.gallegom@autonoma.edu.co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020" table:style-name="ce3">
            <text:p>1020</text:p>
          </table:table-cell>
          <table:table-cell office:value-type="string" table:style-name="ce3">
            <text:p>2024-03</text:p>
          </table:table-cell>
          <table:table-cell office:value-type="float" office:value="1059237995" table:style-name="ce3">
            <text:p>1059237995</text:p>
          </table:table-cell>
          <table:table-cell office:value-type="float" office:value="10202350227" table:style-name="ce3">
            <text:p>10202350227</text:p>
          </table:table-cell>
          <table:table-cell office:value-type="string" table:style-name="ce3">
            <text:p>INGENIERIA DE SISTEMAS</text:p>
          </table:table-cell>
          <table:table-cell office:value-type="string" table:style-name="ce3">
            <text:p>CUARTAS ZAMBRANO DANIEL ALEJANDRO</text:p>
          </table:table-cell>
          <table:table-cell office:value-type="string" table:style-name="ce3">
            <text:p>daniela.cuartasz@autonoma.edu.co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020" table:style-name="ce3">
            <text:p>1020</text:p>
          </table:table-cell>
          <table:table-cell office:value-type="string" table:style-name="ce3">
            <text:p>2024-03</text:p>
          </table:table-cell>
          <table:table-cell office:value-type="float" office:value="1055359130" table:style-name="ce3">
            <text:p>1055359130</text:p>
          </table:table-cell>
          <table:table-cell office:value-type="float" office:value="10202350223" table:style-name="ce3">
            <text:p>10202350223</text:p>
          </table:table-cell>
          <table:table-cell office:value-type="string" table:style-name="ce3">
            <text:p>INGENIERIA DE SISTEMAS</text:p>
          </table:table-cell>
          <table:table-cell office:value-type="string" table:style-name="ce3">
            <text:p>CASTRILLLON TANGARIFE ANDRES DAVID</text:p>
          </table:table-cell>
          <table:table-cell office:value-type="string" table:style-name="ce3">
            <text:p>andresd.castrilllont@autonoma.edu.co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020" table:style-name="ce3">
            <text:p>1020</text:p>
          </table:table-cell>
          <table:table-cell office:value-type="string" table:style-name="ce3">
            <text:p>2024-03</text:p>
          </table:table-cell>
          <table:table-cell office:value-type="float" office:value="1055754140" table:style-name="ce3">
            <text:p>1055754140</text:p>
          </table:table-cell>
          <table:table-cell office:value-type="float" office:value="10202400274" table:style-name="ce3">
            <text:p>10202400274</text:p>
          </table:table-cell>
          <table:table-cell office:value-type="string" table:style-name="ce3">
            <text:p>INGENIERIA DE SISTEMAS</text:p>
          </table:table-cell>
          <table:table-cell office:value-type="string" table:style-name="ce3">
            <text:p>ALZATE BARBOSA MARIANA</text:p>
          </table:table-cell>
          <table:table-cell office:value-type="string" table:style-name="ce3">
            <text:p>mariana.alzateb@autonoma.edu.co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030" table:style-name="ce3">
            <text:p>1030</text:p>
          </table:table-cell>
          <table:table-cell office:value-type="string" table:style-name="ce3">
            <text:p>2024-03</text:p>
          </table:table-cell>
          <table:table-cell office:value-type="float" office:value="1054859161" table:style-name="ce3">
            <text:p>1054859161</text:p>
          </table:table-cell>
          <table:table-cell office:value-type="float" office:value="10302300047" table:style-name="ce3">
            <text:p>10302300047</text:p>
          </table:table-cell>
          <table:table-cell office:value-type="string" table:style-name="ce3">
            <text:p>INGENIERIA DE SISTEMAS (E)</text:p>
          </table:table-cell>
          <table:table-cell office:value-type="string" table:style-name="ce3">
            <text:p>PEREZ GARCIA MANUELA</text:p>
          </table:table-cell>
          <table:table-cell office:value-type="string" table:style-name="ce3">
            <text:p>manuela.perezg@autonoma.edu.co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030" table:style-name="ce3">
            <text:p>1030</text:p>
          </table:table-cell>
          <table:table-cell office:value-type="string" table:style-name="ce3">
            <text:p>2024-03</text:p>
          </table:table-cell>
          <table:table-cell office:value-type="float" office:value="1054398153" table:style-name="ce3">
            <text:p>1054398153</text:p>
          </table:table-cell>
          <table:table-cell office:value-type="float" office:value="10302300044" table:style-name="ce3">
            <text:p>10302300044</text:p>
          </table:table-cell>
          <table:table-cell office:value-type="string" table:style-name="ce3">
            <text:p>INGENIERIA DE SISTEMAS (E)</text:p>
          </table:table-cell>
          <table:table-cell office:value-type="string" table:style-name="ce3">
            <text:p>NARVAEZ MONTOYA JERONIMO</text:p>
          </table:table-cell>
          <table:table-cell office:value-type="string" table:style-name="ce3">
            <text:p>jeronimo.narvaezm@autonoma.edu.co</text:p>
          </table:table-cell>
          <table:table-cell table:number-columns-repeated="16376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7282" table:style-name="ce3">
            <text:p>7282</text:p>
          </table:table-cell>
          <table:table-cell office:value-type="string" table:style-name="ce3">
            <text:p>2024-03</text:p>
          </table:table-cell>
          <table:table-cell office:value-type="float" office:value="1054858758" table:style-name="ce3">
            <text:p>1054858758</text:p>
          </table:table-cell>
          <table:table-cell office:value-type="float" office:value="72822400340" table:style-name="ce3">
            <text:p>72822400340</text:p>
          </table:table-cell>
          <table:table-cell office:value-type="string" table:style-name="ce3">
            <text:p>TECNOLOGIA EN ANALISIS Y PROGRAMACION DE SISTEMAS DE INFORMACION</text:p>
          </table:table-cell>
          <table:table-cell office:value-type="string" table:style-name="ce3">
            <text:p>HINCAPIE RAMIREZ DILSON</text:p>
          </table:table-cell>
          <table:table-cell office:value-type="string" table:style-name="ce3">
            <text:p>dilson.hincapier@autonoma.edu.co</text:p>
          </table:table-cell>
          <table:table-cell table:number-columns-repeated="16376"/>
        </table:table-row>
        <table:table-row table:number-rows-repeated="1048561" table:style-name="ro2">
          <table:table-cell table:number-columns-repeated="16384"/>
        </table:table-row>
      </table:table>
      <table:named-expressions>
        <table:named-expression table:name="HTML_1" table:expression="of:=[Sheet1.#REF!]" table:base-cell-address="Sheet1.$A$1"/>
        <table:named-range table:name="HTML_2" table:cell-range-address="Sheet1.$A$1:Sheet1.$H$15" table:base-cell-address="Sheet1.$A$1"/>
        <table:named-range table:name="HTML_all" table:cell-range-address="Sheet1.$A$1:Sheet1.$H$15" table:base-cell-address="Sheet1.$A$1"/>
        <table:named-expression table:name="HTML_tables" table:expression="of:=[Sheet1.#REF!]" table:base-cell-address="Sheet1.$A$1"/>
      </table:named-expressions>
      <table:database-ranges>
        <table:database-range table:target-range-address="Sheet1.A1:Sheet1.H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title>IntraUAM</dc:title>
    <dc:creator>Jorge Alejandro Aguirre Gutierrez</dc:creator>
    <dc:date>2024-08-29T13:04:11Z</dc:date>
    <meta:editing-cycles>1</meta:editing-cycles>
    <meta:editing-duration>PT43S</meta:editing-duration>
  </office:meta>
</office:document-meta>
</file>